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12afb" officeooo:paragraph-rsid="00112afb"/>
    </style:style>
    <style:style style:name="P2" style:family="paragraph" style:parent-style-name="Standard">
      <style:text-properties officeooo:rsid="00112afb" officeooo:paragraph-rsid="0088a713"/>
    </style:style>
    <style:style style:name="P3" style:family="paragraph" style:parent-style-name="Standard">
      <style:text-properties officeooo:rsid="0011aff5" officeooo:paragraph-rsid="0011aff5"/>
    </style:style>
    <style:style style:name="P4" style:family="paragraph" style:parent-style-name="Standard">
      <style:text-properties officeooo:rsid="001303b3" officeooo:paragraph-rsid="001303b3"/>
    </style:style>
    <style:style style:name="P5" style:family="paragraph" style:parent-style-name="Standard">
      <style:paragraph-properties style:writing-mode="lr-tb"/>
      <style:text-properties officeooo:rsid="001303b3" officeooo:paragraph-rsid="001303b3"/>
    </style:style>
    <style:style style:name="P6" style:family="paragraph" style:parent-style-name="Standard">
      <style:paragraph-properties style:writing-mode="lr-tb"/>
      <style:text-properties officeooo:rsid="00176a49" officeooo:paragraph-rsid="00176a49"/>
    </style:style>
    <style:style style:name="P7" style:family="paragraph" style:parent-style-name="Standard">
      <style:paragraph-properties style:writing-mode="lr-tb"/>
      <style:text-properties officeooo:rsid="0019db84" officeooo:paragraph-rsid="0019db84"/>
    </style:style>
    <style:style style:name="P8" style:family="paragraph" style:parent-style-name="Standard">
      <style:paragraph-properties style:writing-mode="lr-tb"/>
      <style:text-properties officeooo:rsid="0019db84" officeooo:paragraph-rsid="002a0338"/>
    </style:style>
    <style:style style:name="P9" style:family="paragraph" style:parent-style-name="Standard">
      <style:paragraph-properties style:writing-mode="lr-tb"/>
      <style:text-properties officeooo:rsid="001b2e47" officeooo:paragraph-rsid="001b2e47"/>
    </style:style>
    <style:style style:name="P10" style:family="paragraph" style:parent-style-name="Standard">
      <style:paragraph-properties style:writing-mode="lr-tb"/>
      <style:text-properties officeooo:rsid="001c9e2d" officeooo:paragraph-rsid="001c9e2d"/>
    </style:style>
    <style:style style:name="P11" style:family="paragraph" style:parent-style-name="Standard">
      <style:paragraph-properties style:writing-mode="lr-tb"/>
      <style:text-properties officeooo:rsid="001e27a5" officeooo:paragraph-rsid="001e27a5"/>
    </style:style>
    <style:style style:name="P12" style:family="paragraph" style:parent-style-name="Standard">
      <style:paragraph-properties fo:text-align="center" style:justify-single-word="false"/>
      <style:text-properties fo:font-size="14pt" officeooo:rsid="001036da" officeooo:paragraph-rsid="001036da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1036da" officeooo:paragraph-rsid="00251cc8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1036da" officeooo:paragraph-rsid="00429aa8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1e3c20" officeooo:paragraph-rsid="001e3c2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251cc8" officeooo:paragraph-rsid="00251cc8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227d5c" officeooo:paragraph-rsid="00634e14" style:font-size-asian="14pt" style:font-size-complex="14pt"/>
    </style:style>
    <style:style style:name="P18" style:family="paragraph" style:parent-style-name="Standard">
      <style:paragraph-properties fo:line-height="115%" fo:text-align="center" style:justify-single-word="false"/>
      <style:text-properties fo:font-size="14pt" officeooo:rsid="00227d5c" officeooo:paragraph-rsid="00634e14" style:font-size-asian="14pt" style:font-size-complex="14pt"/>
    </style:style>
    <style:style style:name="P19" style:family="paragraph" style:parent-style-name="Standard">
      <style:text-properties fo:font-size="14pt" fo:font-weight="bold" officeooo:rsid="004abe4e" officeooo:paragraph-rsid="004abe4e" style:font-size-asian="14pt" style:font-weight-asian="bold" style:font-size-complex="14pt" style:font-weight-complex="bold"/>
    </style:style>
    <style:style style:name="P20" style:family="paragraph" style:parent-style-name="Standard">
      <style:paragraph-properties style:writing-mode="lr-tb"/>
      <style:text-properties fo:font-size="14pt" fo:font-weight="bold" officeooo:rsid="004abe4e" officeooo:paragraph-rsid="004abe4e" style:font-size-asian="14pt" style:font-weight-asian="bold" style:font-size-complex="14pt" style:font-weight-complex="bold"/>
    </style:style>
    <style:style style:name="P21" style:family="paragraph" style:parent-style-name="Standard">
      <style:paragraph-properties style:writing-mode="lr-tb"/>
      <style:text-properties fo:font-size="14pt" fo:font-weight="bold" officeooo:rsid="004ba09f" officeooo:paragraph-rsid="004ba09f" style:font-size-asian="14pt" style:font-weight-asian="bold" style:font-size-complex="14pt" style:font-weight-complex="bold"/>
    </style:style>
    <style:style style:name="P22" style:family="paragraph" style:parent-style-name="Standard">
      <style:paragraph-properties style:writing-mode="lr-tb"/>
      <style:text-properties fo:font-size="14pt" fo:font-weight="bold" officeooo:rsid="002c83c3" officeooo:paragraph-rsid="002c83c3" style:font-size-asian="14pt" style:font-weight-asian="bold" style:font-size-complex="14pt" style:font-weight-complex="bold"/>
    </style:style>
    <style:style style:name="P23" style:family="paragraph" style:parent-style-name="Standard">
      <style:paragraph-properties style:writing-mode="lr-tb"/>
      <style:text-properties fo:font-size="14pt" fo:font-weight="bold" officeooo:rsid="004578d6" officeooo:paragraph-rsid="004578d6" style:font-size-asian="14pt" style:font-weight-asian="bold" style:font-size-complex="14pt" style:font-weight-complex="bold"/>
    </style:style>
    <style:style style:name="P24" style:family="paragraph" style:parent-style-name="Standard">
      <style:paragraph-properties style:writing-mode="lr-tb"/>
      <style:text-properties fo:font-size="14pt" fo:font-weight="bold" officeooo:rsid="0048bea4" officeooo:paragraph-rsid="0048bea4" style:font-size-asian="14pt" style:font-weight-asian="bold" style:font-size-complex="14pt" style:font-weight-complex="bold"/>
    </style:style>
    <style:style style:name="P25" style:family="paragraph" style:parent-style-name="Standard">
      <style:paragraph-properties style:writing-mode="lr-tb"/>
      <style:text-properties fo:font-size="14pt" fo:font-weight="bold" officeooo:rsid="0047ee57" officeooo:paragraph-rsid="0047ee57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12afb" officeooo:paragraph-rsid="00112afb" style:font-size-asian="14pt" style:font-weight-asian="bold" style:font-size-complex="14pt" style:font-weight-complex="bold"/>
    </style:style>
    <style:style style:name="P27" style:family="paragraph" style:parent-style-name="Standard">
      <style:paragraph-properties style:writing-mode="lr-tb"/>
      <style:text-properties fo:font-size="14pt" fo:font-weight="bold" officeooo:rsid="004876ac" officeooo:paragraph-rsid="004876ac" style:font-size-asian="14pt" style:font-weight-asian="bold" style:font-size-complex="14pt" style:font-weight-complex="bold"/>
    </style:style>
    <style:style style:name="P28" style:family="paragraph" style:parent-style-name="Standard">
      <style:paragraph-properties style:writing-mode="lr-tb"/>
      <style:text-properties fo:font-size="14pt" fo:font-weight="bold" officeooo:rsid="00481f0e" officeooo:paragraph-rsid="00481f0e" style:font-size-asian="14pt" style:font-weight-asian="bold" style:font-size-complex="14pt" style:font-weight-complex="bold"/>
    </style:style>
    <style:style style:name="P29" style:family="paragraph" style:parent-style-name="Standard">
      <style:paragraph-properties style:writing-mode="lr-tb"/>
      <style:text-properties fo:font-weight="bold" officeooo:rsid="0026c4fe" officeooo:paragraph-rsid="0026c4fe" style:font-weight-asian="bold" style:font-weight-complex="bold"/>
    </style:style>
    <style:style style:name="P30" style:family="paragraph" style:parent-style-name="Standard">
      <style:paragraph-properties style:writing-mode="lr-tb"/>
      <style:text-properties fo:font-weight="bold" officeooo:rsid="0019db84" officeooo:paragraph-rsid="002a0338" style:font-weight-asian="bold" style:font-weight-complex="bold"/>
    </style:style>
    <style:style style:name="P31" style:family="paragraph" style:parent-style-name="Standard">
      <style:paragraph-properties style:writing-mode="lr-tb"/>
      <style:text-properties fo:font-weight="bold" officeooo:rsid="002a0338" officeooo:paragraph-rsid="002a0338" style:font-weight-asian="bold" style:font-weight-complex="bold"/>
    </style:style>
    <style:style style:name="P32" style:family="paragraph" style:parent-style-name="Standard">
      <style:paragraph-properties style:writing-mode="lr-tb"/>
      <style:text-properties fo:font-weight="bold" officeooo:rsid="002c83c3" officeooo:paragraph-rsid="002c83c3" style:font-weight-asian="bold" style:font-weight-complex="bold"/>
    </style:style>
    <style:style style:name="P33" style:family="paragraph" style:parent-style-name="Standard">
      <style:paragraph-properties style:writing-mode="lr-tb"/>
      <style:text-properties fo:font-weight="bold" officeooo:rsid="004ba09f" officeooo:paragraph-rsid="004ba09f" style:font-weight-asian="bold" style:font-weight-complex="bold"/>
    </style:style>
    <style:style style:name="P34" style:family="paragraph" style:parent-style-name="Standard">
      <style:paragraph-properties style:writing-mode="lr-tb"/>
      <style:text-properties style:font-name="Liberation Mono" fo:font-size="10pt" officeooo:rsid="001c9e2d" officeooo:paragraph-rsid="001c9e2d" style:font-size-asian="10pt" style:font-size-complex="10pt"/>
    </style:style>
    <style:style style:name="P35" style:family="paragraph" style:parent-style-name="Standard">
      <style:paragraph-properties style:writing-mode="lr-tb"/>
      <style:text-properties style:font-name="Liberation Mono" fo:font-size="10pt" officeooo:rsid="00176a49" officeooo:paragraph-rsid="00176a49" style:font-size-asian="10pt" style:font-size-complex="10pt"/>
    </style:style>
    <style:style style:name="P36" style:family="paragraph" style:parent-style-name="Standard">
      <style:paragraph-properties style:writing-mode="lr-tb"/>
      <style:text-properties style:font-name="Liberation Serif" fo:font-size="12pt" officeooo:rsid="0041411c" officeooo:paragraph-rsid="0041411c" style:font-size-asian="10.5pt" style:font-size-complex="12pt"/>
    </style:style>
    <style:style style:name="P37" style:family="paragraph" style:parent-style-name="Standard">
      <style:text-properties officeooo:rsid="004ba09f" officeooo:paragraph-rsid="004ba09f"/>
    </style:style>
    <style:style style:name="P38" style:family="paragraph" style:parent-style-name="Standard">
      <style:paragraph-properties style:writing-mode="lr-tb"/>
      <style:text-properties fo:font-size="12pt" fo:font-weight="normal" officeooo:rsid="00519cd2" officeooo:paragraph-rsid="00519cd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15%" style:writing-mode="lr-tb"/>
      <style:text-properties fo:font-size="12pt" fo:font-weight="normal" officeooo:rsid="00519cd2" officeooo:paragraph-rsid="00519cd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15%" style:writing-mode="lr-tb"/>
      <style:text-properties fo:font-size="12pt" fo:font-weight="normal" officeooo:rsid="00896f23" officeooo:paragraph-rsid="00896f2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style:writing-mode="lr-tb"/>
      <style:text-properties fo:font-size="12pt" fo:font-weight="bold" officeooo:rsid="0055d9dc" officeooo:paragraph-rsid="0055d9dc" style:font-size-asian="12pt" style:font-weight-asian="bold" style:font-size-complex="12pt" style:font-weight-complex="bold"/>
    </style:style>
    <style:style style:name="P42" style:family="paragraph" style:parent-style-name="Standard">
      <style:paragraph-properties style:writing-mode="lr-tb"/>
      <style:text-properties fo:font-size="12pt" fo:font-weight="bold" officeooo:rsid="00519cd2" officeooo:paragraph-rsid="00519cd2" style:font-size-asian="12pt" style:font-weight-asian="bold" style:font-size-complex="12pt" style:font-weight-complex="bold"/>
    </style:style>
    <style:style style:name="P43" style:family="paragraph" style:parent-style-name="Standard">
      <style:paragraph-properties style:writing-mode="lr-tb"/>
      <style:text-properties fo:font-size="12pt" fo:font-weight="bold" officeooo:rsid="007808e3" officeooo:paragraph-rsid="007808e3" style:font-size-asian="12pt" style:font-weight-asian="bold" style:font-size-complex="12pt" style:font-weight-complex="bold"/>
    </style:style>
    <style:style style:name="P44" style:family="paragraph" style:parent-style-name="Standard">
      <style:paragraph-properties style:writing-mode="lr-tb"/>
      <style:text-properties fo:font-size="12pt" fo:font-weight="bold" officeooo:rsid="00531b4e" officeooo:paragraph-rsid="00531b4e" style:font-size-asian="12pt" style:font-weight-asian="bold" style:font-size-complex="12pt" style:font-weight-complex="bold"/>
    </style:style>
    <style:style style:name="P45" style:family="paragraph" style:parent-style-name="Standard">
      <style:paragraph-properties style:writing-mode="lr-tb"/>
      <style:text-properties officeooo:rsid="00519cd2" officeooo:paragraph-rsid="00519cd2"/>
    </style:style>
    <style:style style:name="P46" style:family="paragraph" style:parent-style-name="Standard">
      <style:paragraph-properties fo:line-height="115%" style:writing-mode="lr-tb"/>
      <style:text-properties officeooo:rsid="00519cd2" officeooo:paragraph-rsid="00519cd2"/>
    </style:style>
    <style:style style:name="P47" style:family="paragraph" style:parent-style-name="Standard">
      <style:text-properties style:text-position="super 58%" officeooo:rsid="0058a0ad" officeooo:paragraph-rsid="0058a0ad"/>
    </style:style>
    <style:style style:name="P48" style:family="paragraph" style:parent-style-name="Standard">
      <style:text-properties style:text-position="super 58%" officeooo:rsid="0058a0ad" officeooo:paragraph-rsid="005a35e3"/>
    </style:style>
    <style:style style:name="P49" style:family="paragraph" style:parent-style-name="Standard">
      <style:text-properties style:text-position="super 58%" officeooo:rsid="0058a0ad" officeooo:paragraph-rsid="00968d99"/>
    </style:style>
    <style:style style:name="P50" style:family="paragraph" style:parent-style-name="Standard">
      <style:text-properties style:text-position="super 58%" fo:font-size="14pt" fo:font-weight="bold" officeooo:rsid="0058a0ad" officeooo:paragraph-rsid="0058a0a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15%"/>
      <style:text-properties style:text-position="0% 100%" fo:font-weight="bold" officeooo:rsid="005fecc4" officeooo:paragraph-rsid="005fecc4" style:font-weight-asian="bold" style:font-weight-complex="bold"/>
    </style:style>
    <style:style style:name="P52" style:family="paragraph" style:parent-style-name="Standard">
      <style:text-properties style:text-position="0% 100%" fo:font-weight="normal" officeooo:rsid="0058a0ad" officeooo:paragraph-rsid="0058a0ad" style:font-weight-asian="normal" style:font-weight-complex="normal"/>
    </style:style>
    <style:style style:name="P53" style:family="paragraph" style:parent-style-name="Standard">
      <style:paragraph-properties fo:line-height="115%"/>
      <style:text-properties style:text-position="0% 100%" fo:font-weight="normal" officeooo:rsid="0058a0ad" officeooo:paragraph-rsid="005dcb89" style:font-weight-asian="normal" style:font-weight-complex="normal"/>
    </style:style>
    <style:style style:name="P54" style:family="paragraph" style:parent-style-name="Standard">
      <style:paragraph-properties fo:line-height="115%"/>
      <style:text-properties style:text-position="0% 100%" fo:font-weight="normal" officeooo:rsid="005fecc4" officeooo:paragraph-rsid="005fecc4" style:font-weight-asian="normal" style:font-weight-complex="normal"/>
    </style:style>
    <style:style style:name="P55" style:family="paragraph" style:parent-style-name="Standard">
      <style:paragraph-properties fo:line-height="115%"/>
      <style:text-properties style:text-position="0% 100%" fo:font-weight="normal" officeooo:rsid="005fecc4" officeooo:paragraph-rsid="007a8530" style:font-weight-asian="normal" style:font-weight-complex="normal"/>
    </style:style>
    <style:style style:name="P56" style:family="paragraph" style:parent-style-name="Standard">
      <style:paragraph-properties fo:line-height="115%"/>
      <style:text-properties style:text-position="0% 100%" fo:font-weight="normal" officeooo:rsid="007808e3" officeooo:paragraph-rsid="007808e3" style:font-weight-asian="normal" style:font-weight-complex="normal"/>
    </style:style>
    <style:style style:name="P57" style:family="paragraph" style:parent-style-name="Standard">
      <style:paragraph-properties fo:line-height="115%"/>
      <style:text-properties style:text-position="0% 100%" fo:font-weight="normal" officeooo:rsid="007808e3" officeooo:paragraph-rsid="00a3c0a4" style:font-weight-asian="normal" style:font-weight-complex="normal"/>
    </style:style>
    <style:style style:name="P58" style:family="paragraph" style:parent-style-name="Standard">
      <style:paragraph-properties fo:line-height="115%" fo:text-align="center" style:justify-single-word="false"/>
      <style:text-properties officeooo:rsid="00227d5c" officeooo:paragraph-rsid="00429aa8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1036da" officeooo:paragraph-rsid="001036da" style:font-size-asian="16pt" style:font-weight-asian="bold" style:font-size-complex="16pt" style:font-weight-complex="bold"/>
    </style:style>
    <style:style style:name="P60" style:family="paragraph" style:parent-style-name="Standard">
      <style:paragraph-properties style:writing-mode="lr-tb"/>
      <style:text-properties officeooo:rsid="007df679" officeooo:paragraph-rsid="007df679"/>
    </style:style>
    <style:style style:name="P61" style:family="paragraph" style:parent-style-name="Standard">
      <style:paragraph-properties style:writing-mode="lr-tb"/>
      <style:text-properties officeooo:rsid="004abe4e" officeooo:paragraph-rsid="004abe4e"/>
    </style:style>
    <style:style style:name="P62" style:family="paragraph" style:parent-style-name="Standard">
      <style:paragraph-properties fo:line-height="115%" style:writing-mode="lr-tb"/>
      <style:text-properties officeooo:paragraph-rsid="00519cd2"/>
    </style:style>
    <style:style style:name="P63" style:family="paragraph" style:parent-style-name="Standard">
      <style:paragraph-properties style:writing-mode="lr-tb"/>
      <style:text-properties officeooo:rsid="0098927c" officeooo:paragraph-rsid="0098927c"/>
    </style:style>
    <style:style style:name="P64" style:family="paragraph" style:parent-style-name="Standard">
      <style:paragraph-properties style:writing-mode="lr-tb"/>
      <style:text-properties officeooo:rsid="009a6221" officeooo:paragraph-rsid="009a6221"/>
    </style:style>
    <style:style style:name="P65" style:family="paragraph" style:parent-style-name="Standard">
      <style:paragraph-properties style:writing-mode="lr-tb"/>
      <style:text-properties officeooo:rsid="009d6e19" officeooo:paragraph-rsid="009d6e19"/>
    </style:style>
    <style:style style:name="P66" style:family="paragraph" style:parent-style-name="Standard">
      <style:paragraph-properties style:writing-mode="lr-tb"/>
      <style:text-properties officeooo:rsid="00a7666c" officeooo:paragraph-rsid="00a7666c"/>
    </style:style>
    <style:style style:name="P67" style:family="paragraph" style:parent-style-name="Standard">
      <style:paragraph-properties style:writing-mode="lr-tb"/>
      <style:text-properties officeooo:rsid="002a4ba4" officeooo:paragraph-rsid="002a4ba4"/>
    </style:style>
    <style:style style:name="P68" style:family="paragraph" style:parent-style-name="Standard" style:list-style-name="L1">
      <style:paragraph-properties fo:line-height="150%"/>
      <style:text-properties officeooo:rsid="004abe4e" officeooo:paragraph-rsid="004abe4e"/>
    </style:style>
    <style:style style:name="P69" style:family="paragraph" style:parent-style-name="Standard" style:list-style-name="L1">
      <style:paragraph-properties fo:line-height="150%"/>
      <style:text-properties officeooo:rsid="009eb2af" officeooo:paragraph-rsid="009eb2af"/>
    </style:style>
    <style:style style:name="P70" style:family="paragraph" style:parent-style-name="Standard" style:list-style-name="L1">
      <style:paragraph-properties fo:line-height="150%"/>
      <style:text-properties officeooo:rsid="004ba09f" officeooo:paragraph-rsid="004ba09f"/>
    </style:style>
    <style:style style:name="P71" style:family="paragraph" style:parent-style-name="Standard" style:list-style-name="L1">
      <style:paragraph-properties fo:line-height="150%"/>
      <style:text-properties officeooo:rsid="004c7429" officeooo:paragraph-rsid="004c7429"/>
    </style:style>
    <style:style style:name="P72" style:family="paragraph" style:parent-style-name="Standard" style:list-style-name="L1">
      <style:paragraph-properties fo:line-height="150%"/>
      <style:text-properties officeooo:rsid="004d1a84" officeooo:paragraph-rsid="004d1a84"/>
    </style:style>
    <style:style style:name="P73" style:family="paragraph" style:parent-style-name="Standard" style:list-style-name="L1">
      <style:paragraph-properties fo:line-height="150%"/>
      <style:text-properties officeooo:rsid="004dfda0" officeooo:paragraph-rsid="004d1a84"/>
    </style:style>
    <style:style style:name="P74" style:family="paragraph" style:parent-style-name="Standard" style:list-style-name="L1">
      <style:paragraph-properties fo:line-height="150%"/>
      <style:text-properties officeooo:rsid="004edfba" officeooo:paragraph-rsid="004edfba"/>
    </style:style>
    <style:style style:name="P75" style:family="paragraph" style:parent-style-name="Standard" style:list-style-name="L1">
      <style:paragraph-properties fo:line-height="150%"/>
      <style:text-properties officeooo:rsid="006178fc" officeooo:paragraph-rsid="006178fc"/>
    </style:style>
    <style:style style:name="P76" style:family="paragraph" style:parent-style-name="Standard" style:list-style-name="L2">
      <style:text-properties officeooo:rsid="00112afb" officeooo:paragraph-rsid="00112afb"/>
    </style:style>
    <style:style style:name="P77" style:family="paragraph" style:parent-style-name="Standard" style:list-style-name="L4">
      <style:text-properties officeooo:rsid="00112afb" officeooo:paragraph-rsid="00112afb"/>
    </style:style>
    <style:style style:name="P78" style:family="paragraph" style:parent-style-name="Standard" style:list-style-name="L3">
      <style:text-properties officeooo:rsid="0088a713" officeooo:paragraph-rsid="0088a713"/>
    </style:style>
    <style:style style:name="P79" style:family="paragraph" style:parent-style-name="Standard">
      <style:paragraph-properties style:writing-mode="lr-tb"/>
      <style:text-properties fo:font-weight="bold" officeooo:rsid="00289171" officeooo:paragraph-rsid="00289171" style:font-weight-asian="bold" style:font-weight-complex="bold"/>
    </style:style>
    <style:style style:name="P80" style:family="paragraph" style:parent-style-name="Standard">
      <style:paragraph-properties style:writing-mode="lr-tb"/>
      <style:text-properties fo:font-weight="bold" officeooo:rsid="002c83c3" officeooo:paragraph-rsid="002c83c3" style:font-weight-asian="bold" style:font-weight-complex="bold"/>
    </style:style>
    <style:style style:name="P81" style:family="paragraph" style:parent-style-name="Standard" style:list-style-name="L5">
      <style:paragraph-properties fo:line-height="115%"/>
      <style:text-properties style:text-position="0% 100%" fo:font-weight="normal" officeooo:rsid="005fecc4" officeooo:paragraph-rsid="007a8530" style:font-weight-asian="normal" style:font-weight-complex="normal"/>
    </style:style>
    <style:style style:name="P82" style:family="paragraph" style:parent-style-name="Standard" style:list-style-name="L5">
      <style:paragraph-properties fo:line-height="115%"/>
      <style:text-properties style:text-position="0% 100%" fo:font-weight="normal" officeooo:rsid="005fecc4" officeooo:paragraph-rsid="00b4716b" style:font-weight-asian="normal" style:font-weight-complex="normal"/>
    </style:style>
    <style:style style:name="P83" style:family="paragraph" style:parent-style-name="Standard">
      <style:paragraph-properties fo:line-height="115%"/>
      <style:text-properties style:text-position="0% 100%" fo:font-weight="bold" officeooo:rsid="005fecc4" officeooo:paragraph-rsid="005fecc4" style:font-weight-asian="bold" style:font-weight-complex="bold"/>
    </style:style>
    <style:style style:name="P84" style:family="paragraph" style:parent-style-name="Standard">
      <style:paragraph-properties style:writing-mode="lr-tb"/>
      <style:text-properties officeooo:rsid="001303b3" officeooo:paragraph-rsid="00b0a30a"/>
    </style:style>
    <style:style style:name="P85" style:family="paragraph" style:parent-style-name="Standard">
      <style:paragraph-properties style:writing-mode="lr-tb"/>
      <style:text-properties officeooo:rsid="001303b3" officeooo:paragraph-rsid="001303b3"/>
    </style:style>
    <style:style style:name="P86" style:family="paragraph" style:parent-style-name="Standard">
      <style:paragraph-properties style:writing-mode="lr-tb"/>
      <style:text-properties officeooo:rsid="001c9e2d" officeooo:paragraph-rsid="00b67550"/>
    </style:style>
    <style:style style:name="P87" style:family="paragraph" style:parent-style-name="Standard">
      <style:paragraph-properties style:writing-mode="lr-tb"/>
      <style:text-properties officeooo:rsid="001e27a5" officeooo:paragraph-rsid="001e27a5"/>
    </style:style>
    <style:style style:name="P88" style:family="paragraph" style:parent-style-name="Standard">
      <style:paragraph-properties style:writing-mode="lr-tb"/>
      <style:text-properties fo:font-size="14pt" fo:font-weight="bold" officeooo:rsid="002c83c3" officeooo:paragraph-rsid="002c83c3" style:font-size-asian="14pt" style:font-weight-asian="bold" style:font-size-complex="14pt" style:font-weight-complex="bold"/>
    </style:style>
    <style:style style:name="T1" style:family="text">
      <style:text-properties officeooo:rsid="0013d54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642764" style:font-size-asian="14pt" style:font-size-complex="14pt"/>
    </style:style>
    <style:style style:name="T4" style:family="text">
      <style:text-properties fo:font-size="14pt" officeooo:rsid="0090465b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036da"/>
    </style:style>
    <style:style style:name="T7" style:family="text">
      <style:text-properties officeooo:rsid="0026c4fe"/>
    </style:style>
    <style:style style:name="T8" style:family="text">
      <style:text-properties officeooo:rsid="002f35f9"/>
    </style:style>
    <style:style style:name="T9" style:family="text">
      <style:text-properties officeooo:rsid="002f737b"/>
    </style:style>
    <style:style style:name="T10" style:family="text">
      <style:text-properties officeooo:rsid="00314c5c"/>
    </style:style>
    <style:style style:name="T11" style:family="text">
      <style:text-properties officeooo:rsid="0031e257"/>
    </style:style>
    <style:style style:name="T12" style:family="text">
      <style:text-properties officeooo:rsid="0033d2b1"/>
    </style:style>
    <style:style style:name="T13" style:family="text">
      <style:text-properties officeooo:rsid="0034dd0a"/>
    </style:style>
    <style:style style:name="T14" style:family="text">
      <style:text-properties officeooo:rsid="00353acd"/>
    </style:style>
    <style:style style:name="T15" style:family="text">
      <style:text-properties officeooo:rsid="00371ed5"/>
    </style:style>
    <style:style style:name="T16" style:family="text">
      <style:text-properties officeooo:rsid="0038794e"/>
    </style:style>
    <style:style style:name="T17" style:family="text">
      <style:text-properties officeooo:rsid="003ca216"/>
    </style:style>
    <style:style style:name="T18" style:family="text">
      <style:text-properties officeooo:rsid="003d7a8d"/>
    </style:style>
    <style:style style:name="T19" style:family="text">
      <style:text-properties officeooo:rsid="003e812a"/>
    </style:style>
    <style:style style:name="T20" style:family="text">
      <style:text-properties officeooo:rsid="0040d7af"/>
    </style:style>
    <style:style style:name="T21" style:family="text">
      <style:text-properties officeooo:rsid="0041abd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634e14" style:font-weight-asian="bold" style:font-weight-complex="bold"/>
    </style:style>
    <style:style style:name="T24" style:family="text">
      <style:text-properties officeooo:rsid="004dfda0"/>
    </style:style>
    <style:style style:name="T25" style:family="text">
      <style:text-properties officeooo:rsid="004edfba"/>
    </style:style>
    <style:style style:name="T26" style:family="text">
      <style:text-properties officeooo:rsid="00112afb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ef9d7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519cd2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95c060" style:font-size-asian="12pt" style:font-weight-asian="normal" style:font-size-complex="12pt" style:font-weight-complex="normal"/>
    </style:style>
    <style:style style:name="T31" style:family="text">
      <style:text-properties officeooo:rsid="00608369"/>
    </style:style>
    <style:style style:name="T32" style:family="text">
      <style:text-properties officeooo:rsid="006ed0b8"/>
    </style:style>
    <style:style style:name="T33" style:family="text">
      <style:text-properties officeooo:rsid="00717dca"/>
    </style:style>
    <style:style style:name="T34" style:family="text">
      <style:text-properties officeooo:rsid="0073a3ec"/>
    </style:style>
    <style:style style:name="T35" style:family="text">
      <style:text-properties officeooo:rsid="00792aec"/>
    </style:style>
    <style:style style:name="T36" style:family="text">
      <style:text-properties style:text-position="0% 100%" fo:font-weight="normal" officeooo:rsid="00608369" style:font-weight-asian="normal" style:font-weight-complex="normal"/>
    </style:style>
    <style:style style:name="T37" style:family="text">
      <style:text-properties style:text-position="0% 100%" officeooo:rsid="00b67550"/>
    </style:style>
    <style:style style:name="T38" style:family="text">
      <style:text-properties officeooo:rsid="007b6635"/>
    </style:style>
    <style:style style:name="T39" style:family="text">
      <style:text-properties officeooo:rsid="007ded16"/>
    </style:style>
    <style:style style:name="T40" style:family="text">
      <style:text-properties officeooo:rsid="007df679"/>
    </style:style>
    <style:style style:name="T41" style:family="text">
      <style:text-properties officeooo:rsid="0080b30e"/>
    </style:style>
    <style:style style:name="T42" style:family="text">
      <style:text-properties officeooo:rsid="00817da5"/>
    </style:style>
    <style:style style:name="T43" style:family="text">
      <style:text-properties officeooo:rsid="0082de92"/>
    </style:style>
    <style:style style:name="T44" style:family="text">
      <style:text-properties officeooo:rsid="0084c080"/>
    </style:style>
    <style:style style:name="T45" style:family="text">
      <style:text-properties officeooo:rsid="00867a67"/>
    </style:style>
    <style:style style:name="T46" style:family="text">
      <style:text-properties officeooo:rsid="0086e86c"/>
    </style:style>
    <style:style style:name="T47" style:family="text">
      <style:text-properties style:text-position="super 58%"/>
    </style:style>
    <style:style style:name="T48" style:family="text">
      <style:text-properties style:text-position="super 58%" officeooo:rsid="00792aec"/>
    </style:style>
    <style:style style:name="T49" style:family="text">
      <style:text-properties style:text-position="super 58%" officeooo:rsid="007a4c5e"/>
    </style:style>
    <style:style style:name="T50" style:family="text">
      <style:text-properties style:text-position="super 58%" officeooo:rsid="008cc72c"/>
    </style:style>
    <style:style style:name="T51" style:family="text">
      <style:text-properties style:text-position="super 58%" officeooo:rsid="00b2c14e"/>
    </style:style>
    <style:style style:name="T52" style:family="text">
      <style:text-properties style:text-position="super 58%" officeooo:rsid="00b41daf"/>
    </style:style>
    <style:style style:name="T53" style:family="text">
      <style:text-properties style:text-position="super 58%" officeooo:rsid="00b67550"/>
    </style:style>
    <style:style style:name="T54" style:family="text">
      <style:text-properties style:text-position="super 58%" officeooo:rsid="00b7af59"/>
    </style:style>
    <style:style style:name="T55" style:family="text">
      <style:text-properties officeooo:rsid="008cdbb4"/>
    </style:style>
    <style:style style:name="T56" style:family="text">
      <style:text-properties officeooo:rsid="008d3df5"/>
    </style:style>
    <style:style style:name="T57" style:family="text">
      <style:text-properties officeooo:rsid="00904601"/>
    </style:style>
    <style:style style:name="T58" style:family="text">
      <style:text-properties officeooo:rsid="0091050e"/>
    </style:style>
    <style:style style:name="T59" style:family="text">
      <style:text-properties officeooo:rsid="009271ca"/>
    </style:style>
    <style:style style:name="T60" style:family="text">
      <style:text-properties officeooo:rsid="009283b8"/>
    </style:style>
    <style:style style:name="T61" style:family="text">
      <style:text-properties officeooo:rsid="00935d03"/>
    </style:style>
    <style:style style:name="T62" style:family="text">
      <style:text-properties officeooo:rsid="0093c101"/>
    </style:style>
    <style:style style:name="T63" style:family="text">
      <style:text-properties officeooo:rsid="009a6221"/>
    </style:style>
    <style:style style:name="T64" style:family="text">
      <style:text-properties officeooo:rsid="009d75d3"/>
    </style:style>
    <style:style style:name="T65" style:family="text">
      <style:text-properties officeooo:rsid="009e05ed"/>
    </style:style>
    <style:style style:name="T66" style:family="text">
      <style:text-properties officeooo:rsid="00a04aab"/>
    </style:style>
    <style:style style:name="T67" style:family="text">
      <style:text-properties officeooo:rsid="00a170d5"/>
    </style:style>
    <style:style style:name="T68" style:family="text">
      <style:text-properties officeooo:rsid="00aa3d8c"/>
    </style:style>
    <style:style style:name="T69" style:family="text">
      <style:text-properties officeooo:rsid="00ad6c1d"/>
    </style:style>
    <style:style style:name="T70" style:family="text">
      <style:text-properties officeooo:rsid="00adecbd"/>
    </style:style>
    <style:style style:name="T71" style:family="text">
      <style:text-properties officeooo:rsid="00afa0a6"/>
    </style:style>
    <style:style style:name="T72" style:family="text">
      <style:text-properties officeooo:rsid="00b07078"/>
    </style:style>
    <style:style style:name="T73" style:family="text">
      <style:text-properties officeooo:rsid="00b1cf27"/>
    </style:style>
    <style:style style:name="T74" style:family="text">
      <style:text-properties officeooo:rsid="00b2c14e"/>
    </style:style>
    <style:style style:name="T75" style:family="text">
      <style:text-properties officeooo:rsid="00b7af59"/>
    </style:style>
    <style:style style:name="T76" style:family="text">
      <style:text-properties officeooo:rsid="00ba7b3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tituto Politécnico do Porto – Escola Superior de Media Artes e Design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9">“Estagnação”</text:p>
      <text:p text:style-name="P17">Relatório individual de Tomás Pinto</text:p>
      <text:p text:style-name="P17"/>
      <text:p text:style-name="P18"><text:span text:style-name="T23">Cargo Principal: </text:span><text:span text:style-name="T6">Direção de Som</text:span></text:p>
      <text:p text:style-name="P58"><text:span text:style-name="T5">Professor Orientador:</text:span><text:span text:style-name="T2"> </text:span><text:span text:style-name="T3">Joaquim Gonçalo Pacheco </text:span><text:span text:style-name="T4">d</text:span><text:span text:style-name="T3">e Sousa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Projeto final de Audiovisual</text:p>
      <text:p text:style-name="P16">Licenciatura: <text:span text:style-name="T76">Cinema e Audiovisual</text:span></text:p>
      <text:p text:style-name="P26"><text:soft-page-break/>Índice</text:p>
      <text:p text:style-name="P48">__________________________________________________________________________________________________________________________________________</text:p>
      <text:p text:style-name="P1"/>
      <text:list text:style-name="L1">
        <text:list-item>
          <text:p text:style-name="P68">Introdução<text:tab/><text:tab/><text:tab/><text:tab/><text:tab/><text:tab/><text:span text:style-name="T32">3</text:span></text:p>
        </text:list-item>
        <text:list-item>
          <text:p text:style-name="P68">Enredo<text:tab/><text:tab/><text:tab/><text:tab/><text:tab/><text:tab/><text:tab/><text:span text:style-name="T32">3</text:span></text:p>
        </text:list-item>
        <text:list-item>
          <text:p text:style-name="P69">Estado da Arte<text:tab/><text:tab/><text:tab/><text:tab/><text:tab/><text:tab/><text:span text:style-name="T66">4</text:span></text:p>
        </text:list-item>
        <text:list-item>
          <text:p text:style-name="P70">Equipamento e Pré-produção<text:tab/><text:tab/><text:tab/><text:tab/><text:span text:style-name="T32">4</text:span></text:p>
        </text:list-item>
        <text:list-item>
          <text:p text:style-name="P70">Produção<text:tab/><text:tab/><text:tab/><text:tab/><text:tab/><text:tab/><text:span text:style-name="T66">5</text:span></text:p>
          <text:list>
            <text:list-item>
              <text:p text:style-name="P70">Layout de filmagem</text:p>
            </text:list-item>
          </text:list>
        </text:list-item>
        <text:list-item>
          <text:p text:style-name="P71">O uso de FFmpeg<text:tab/><text:tab/><text:tab/><text:tab/><text:tab/><text:span text:style-name="T33">5-</text:span><text:span text:style-name="T66">7</text:span></text:p>
        </text:list-item>
        <text:list-item>
          <text:p text:style-name="P72">Pós-produção<text:tab/><text:tab/><text:tab/><text:tab/><text:tab/><text:tab/><text:span text:style-name="T34">7-</text:span><text:span text:style-name="T69">9</text:span></text:p>
          <text:list>
            <text:list-item>
              <text:p text:style-name="P72">Sincronização</text:p>
            </text:list-item>
            <text:list-item>
              <text:p text:style-name="P72">Correção de áudio</text:p>
            </text:list-item>
            <text:list-item>
              <text:p text:style-name="P72">Composição, Manipulação e Foley</text:p>
            </text:list-item>
            <text:list-item>
              <text:p text:style-name="P73">Filtros e Efeitos</text:p>
            </text:list-item>
            <text:list-item>
              <text:p text:style-name="P72"><text:span text:style-name="T24">Mi</text:span><text:span text:style-name="T25">xing</text:span><text:span text:style-name="T24"> e Normalização</text:span></text:p>
            </text:list-item>
          </text:list>
        </text:list-item>
        <text:list-item>
          <text:p text:style-name="P74">Fidelidade de Som<text:tab/><text:tab/><text:tab/><text:tab/><text:tab/><text:span text:style-name="T69">9</text:span></text:p>
        </text:list-item>
        <text:list-item>
          <text:p text:style-name="P74">Uso de Música<text:tab/><text:tab/><text:tab/><text:tab/><text:tab/><text:span text:style-name="T67">1</text:span><text:span text:style-name="T69">0</text:span></text:p>
        </text:list-item>
        <text:list-item>
          <text:p text:style-name="P74">Exportação Final<text:tab/><text:tab/><text:tab/><text:tab/><text:tab/><text:span text:style-name="T69">10-11</text:span></text:p>
        </text:list-item>
        <text:list-item>
          <text:p text:style-name="P74">Conclusão<text:tab/><text:tab/><text:tab/><text:tab/><text:tab/><text:tab/><text:span text:style-name="T57">1</text:span><text:span text:style-name="T69">1</text:span></text:p>
        </text:list-item>
        <text:list-item>
          <text:p text:style-name="P74">Créditos e Agradecimentos<text:tab/><text:tab/><text:tab/><text:tab/><text:span text:style-name="T57">1</text:span><text:span text:style-name="T69">2</text:span></text:p>
          <text:list>
            <text:list-item>
              <text:p text:style-name="P75">Equipa de produção</text:p>
            </text:list-item>
            <text:list-item>
              <text:p text:style-name="P75">Atores</text:p>
            </text:list-item>
            <text:list-item>
              <text:p text:style-name="P75">Materiais de terceiros usados</text:p>
            </text:list-item>
            <text:list-item>
              <text:p text:style-name="P75">Outros agradecimentos</text:p>
            </text:list-item>
          </text:list>
        </text:list-item>
        <text:list-item>
          <text:p text:style-name="P74">Referências usadas<text:tab/><text:tab/><text:tab/><text:tab/><text:tab/><text:span text:style-name="T57">1</text:span><text:span text:style-name="T69">3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oft-page-break/><text:span text:style-name="T5">Introdução</text:span></text:p>
      <text:p text:style-name="P50">______________________________________________________________________________________________________________________</text:p>
      <text:p text:style-name="P3"/>
      <text:p text:style-name="P1">O nosso projeto Estagnação é um filme de natureza autodocumental, com a história e argumento escritos pelo realizador, João Pinto. O resultado do nosso trabalho é um filme de curta-metragem, com vídeo e áudio. A nossa equipa de produção é constituída por 2 membros, e usámos material próprio para todas as filmagens.</text:p>
      <text:p text:style-name="P1"/>
      <text:p text:style-name="P1">Estagnação <text:span text:style-name="T58">retrata</text:span> uma história sobre um aluno chamado Mário que passa por dificuldades em lidar com a rotina monótona e repetitiva <text:span text:style-name="T59">de</text:span> estudante <text:span text:style-name="T59">de faculdade</text:span>. Ao longo do seu percurso escolar, o protagonista perde a força que precisa para enfrentar estas dificuldades, mas será que ele vai conseguir mudar este padrão?</text:p>
      <text:p text:style-name="P1"/>
      <text:p text:style-name="P1">As tarefas são distribuídas da seguinte forma:</text:p>
      <text:p text:style-name="P1"/>
      <text:p text:style-name="P1">João Pinto</text:p>
      <text:list text:style-name="L2">
        <text:list-item>
          <text:p text:style-name="P76">Realizador</text:p>
        </text:list-item>
        <text:list-item>
          <text:p text:style-name="P76">Diretor de Fotografia</text:p>
        </text:list-item>
        <text:list-item>
          <text:p text:style-name="P76">Ator (protagonista)</text:p>
        </text:list-item>
        <text:list-item>
          <text:p text:style-name="P76">Produção</text:p>
        </text:list-item>
        <text:list-item>
          <text:p text:style-name="P76">Pós-produção de vídeo e imagem</text:p>
        </text:list-item>
      </text:list>
      <text:p text:style-name="P1"/>
      <text:p text:style-name="P2">Tomás Pinto</text:p>
      <text:list text:style-name="L3">
        <text:list-item>
          <text:p text:style-name="P78">Assistente de Realização</text:p>
        </text:list-item>
      </text:list>
      <text:list text:style-name="L4">
        <text:list-item>
          <text:p text:style-name="P77">Diretor de Som</text:p>
        </text:list-item>
        <text:list-item>
          <text:p text:style-name="P77">Operador de câmara e microfone</text:p>
        </text:list-item>
        <text:list-item>
          <text:p text:style-name="P77">Produção</text:p>
        </text:list-item>
        <text:list-item>
          <text:p text:style-name="P77">Pós-produção de áudio</text:p>
        </text:list-item>
      </text:list>
      <text:p text:style-name="P1"/>
      <text:p text:style-name="P1">Este relatório <text:span text:style-name="T60">contém</text:span> descrição e resumo do processo, planeamento e execução do Estagnação, com um foco na frente de som, <text:span text:style-name="T60">juntamente com a informação técnica dos nossos procedimentos, ferramentas e equipamento.</text:span></text:p>
      <text:p text:style-name="P1"/>
      <text:p text:style-name="P1"/>
      <text:p text:style-name="P19">Enredo</text:p>
      <text:p text:style-name="P47">__________________________________________________________________________________________________________________________________________</text:p>
      <text:p text:style-name="P4"/>
      <text:p text:style-name="P5">No filme, nós assistimos ao ciclo diário de Mário, a nossa personagem principal, <text:span text:style-name="T61">durante a sua fase de estudos como aluno de faculdade</text:span>. As seguintes cenas estão presentes na história, por esta ordem: casa, estação do metro, metro, faculdade, metro (vinda), casa (noite/tarde). Este ciclo repete-se várias vezes, mas os dias estão divididos em quatro atos, ou categorias. Os três primeiros atos representam um ano escolar cada um, e o quarto ato é o último dia da história, logo a seguir aos dias do terceiro ato. <text:span text:style-name="T1">Na mudança de cada fase, nós vemos o aspeto e atitude da personagem a mudar. Na primeira fase, Mário esforça-se por chegar a tempo às aulas e por vestir-se bem, e tem a barba feita e o cabelo curto. Com o passar para a segunda e terceira fase, nós vemos esse esforço a desaparecer gradualmente. Ele deixa de fazer a barba, o cabelo está enorme, ele distrai-se a comer o pequeno almoço, não se esforça por apanhar o metro para chegar a tempo às aulas, etc. A quarta fase representa o momento em que ele decide mudar esta atitude de vez, e faz a barba, corta o cabelo, e mais uma vez consegue apanhar o metro. A história acaba com ele a aperceber-se que tem de mudar de atitude e tem de arranjar força para seguir em frente e acabar o seu curso. </text:span><text:span text:style-name="T62">Esta atitude piora com o tempo, até Mário fartar-se e decidir resolver os seus problemas, e enfrentar o seu rumo de estudante com maior força e vontade.</text:span></text:p>
      <text:p text:style-name="P64"><text:soft-page-break/><text:span text:style-name="T5">Estado da Arte</text:span></text:p>
      <text:p text:style-name="P49">__________________________________________________________________________________________________________________________________________</text:p>
      <text:p text:style-name="P63"/>
      <text:p text:style-name="P63">Apesar de eu estar involvido na operação de câmara e um pouco realização, o meu cargo principal é de um diretor de som, eu tenho completa responsabilidade pela frente do som no nosso filme. <text:span text:style-name="T63">Como diretor de som, faz parte do meu cargo planear o equipamento e logística de filmagem na frente do áudio e executar as nossas ideias em produção e pós-produção. Eu imagino como o som será no seu resultado final e faço escolhas técnicas e criativas na gravação de áudio, manipulação, composição, correção e muito mais.</text:span></text:p>
      <text:p text:style-name="P63"/>
      <text:p text:style-name="P65">O uso de som é extremamente importante para a narrativa do nosso projeto. Os sons, ambientes, objeto, vozes, e como se situam no espaço e interagem uns entre os outros contextualizam-nos na história, na cena e emoção. <text:span text:style-name="T64">Para a realização das minhas tarefas, eu inspirei-me no filme Godzilla Minus One. Este filme é de uma categoria e calibre completamente diferentes no Estagnação, mas o que me interessa é como o som é usado nele. No Godzilla Minus One, o som é usado para definir a escala do Godzilla e a destruição que ele causa. O filme tem momentos mais estacionários e sérios, com ausência de música, mas assim que Godzilla ataca a cidade a primeira vez, ouvimos então a peça de música principal. A música é usada como auxílio da narrativa de som, e define o ritmo, emoção e intensidade da cena. </text:span><text:span text:style-name="T65">Eu ponho em prática estas técnicas de narrativa auditiva no Estagnação, como é explicado a seguir.</text:span></text:p>
      <text:p text:style-name="P63"/>
      <text:p text:style-name="P5"/>
      <text:p text:style-name="P20">Equipamento e Pré-produção</text:p>
      <text:p text:style-name="P47">__________________________________________________________________________________________________________________________________________</text:p>
      <text:p text:style-name="P5"/>
      <text:p text:style-name="P5">O projeto é desenvolvido com equipamento pessoal e a pares. Para o vídeo é usada uma câmara digital e um tripé, com uma câmara suplente se for necessário. O vídeo é gravado a 1920x1080 a 25FPS, com uma bitrate <text:span text:style-name="T70">média de</text:span> 20Mb/s. É usado um ISO entre os 800 e 3200, dependendo das circunstâncias.</text:p>
      <text:p text:style-name="P84">O áudio é gravado com um microfone cardioide USB a 16bit 48KHz mono <text:span text:style-name="T70">e é</text:span> usado um portátil como gravador. Para gravar o áudio do microfone, <text:span text:style-name="T71">eu escrevi</text:span> um pequeno script <text:span text:style-name="T72">de automação</text:span> para executar o FFmpeg<text:span text:style-name="T48">[1]</text:span> e gravar. Isto faz com que o processo de gravação seja extremamente rápido e flexível, com o mínimo de fricção. Devido à natureza avançada e manual do FFmpeg, o áudio gravado não sofre interferências que podem destruir a sua qualidade. O FFmpeg é extremamente leve por ser uma ferramenta de linha de comandos, assim poupamos no uso de bateria do portátil, e temos a autonomia que precisamos para o gravador. O portátil usa NixOS<text:span text:style-name="T48">[2]</text:span>, um sistema operativo à base de Linux<text:span text:style-name="T48">[3]</text:span>, e por esse motivo, o sistema de som para captação de áudio que foi usado é o Pulseaudio<text:span text:style-name="T48">[4]</text:span>.</text:p>
      <text:p text:style-name="P5"/>
      <text:p text:style-name="P5">Para o gravador, o objetivo de configurar um sistema operative a um nível mais avançado e profundo é reduzir o consumo de energia para aumentar ainda mais a autonomia do portátil, bem como aumentar a responsividade e performance do hardware, e a produtividade do utilizador. Mesmo a gravar o áudio em PCM/wav, o FFmpeg ainda usa recursos de CPU a um nível notável, devido à captura e codificação de áudio, o que aumenta o consumo de energia. Estes consumos são reduzidos ao diminuir a velocidade de clock dos núcleos de CPU. A redução da frequência de operação do CPU aumenta a eficiência energética e térmica. Um gravador de áudio wav não precisa de muitos recursos de CPU, então podemos reduzir a velocidade do mesmo sem perdermos informação ou aumentarmos a latência de gravação. O CPU em questão tem uma velocidade clock base de 2.8GHz e 6 núcleos, o que não é necessário para captar e codificar áudio. Fazemos então uma redução para 1GHz. <text:span text:style-name="T35">Estas otimizações tornam o portátil muito autónomo, com um consumo mediano entre os 3W e 5W quando está parado.</text:span></text:p>
      <text:p text:style-name="P5"/>
      <text:p text:style-name="P61"><text:soft-page-break/><text:span text:style-name="T5">Produção</text:span></text:p>
      <text:p text:style-name="P47">__________________________________________________________________________________________________________________________________________</text:p>
      <text:p text:style-name="P5"/>
      <text:p text:style-name="P5">Como diretor de som, eu vejo a produção e pós-produção áudio como um problema <text:span text:style-name="T8">para</text:span> resolver. Nós temos uma ideia, um conceito, o que queremos fazer quanto ao som no nosso trabalho, e o desafio está em como podemos executar a nossa ideia de forma flexível, previsível, eficaz e poderosa. O som tem um papel enorme na narrativa do nosso projeto. O nosso filme não tem muito diálogo, mas tem imensos sons de foley e ambiente que definem a sua narrativa por cena e por plano, e a composição de todos estes elementos cria o ambiente de som crucial para a história.</text:p>
      <text:p text:style-name="P5"/>
      <text:p text:style-name="P5">Durante a filmagem, é gravado o áudio-base em tempo real. O microfone é direcionado para o protagonista (que também é sempre o foco dos planos) e os para os sons de tudo que estiver em plano. O microfone mantém-se próximo do ator e direcionado para as fontes de som causadas pelo mesmo. O microfone é cardioide, por isso ainda dá alguma flexibilidade para captar vários sons em diversos pontos como, por exemplo, os sons da cama e o bocegar da personagem, no início de cada dia. Depois desta filmagem, são gravados os sons de diversos objetos e sons de ambiente para podermos captar tudo o que precisamos com qualidade e nitidez. Assim, temos uma biblioteca enorme de sons para usar na composição, durante a pós-produção. Para sons concentrados, aproximamos o microfone para podermos captar o som com fidelidade. Para sons de ambiente, gravamos diversos ambientes de fundo em diferentes sítios ou alturas do dia, para depois podermos compor com maior flexibilidade.</text:p>
      <text:p text:style-name="P5"/>
      <text:p text:style-name="P5">Os sons são categorizados e organizados. Se faltarem sons, é reservado um dia dedicado a gravá-los. Para as circunstâncias em que o diálogo das personagens não ficou bem captado, são gravadas as falas numa suite de som.</text:p>
      <text:p text:style-name="P5"/>
      <text:p text:style-name="P5">Quando a gravação de áudio de um plano corre mal em qualquer ponto, é possível usar o áudio do mesmo plano em outros dias da história, graças às semelhanças entre dias.</text:p>
      <text:p text:style-name="P5"/>
      <text:p text:style-name="P33">Layout de Filmagem</text:p>
      <text:p text:style-name="P5"/>
      <text:p text:style-name="P5"><text:span text:style-name="T9">P</text:span>ara maior parte das cenas, é usado uma câmara, um tripé, um microfone e gravador. a câmara é estática, com a exceção de alguns planos no exterior, e o microfone também. <text:span text:style-name="T9">O</text:span> microfone é posicionado e direcionado com foco no protagonista, <text:span text:style-name="T10">e e</text:span><text:span text:style-name="T11">ntão</text:span> qualquer outro áudio que seja importante será gravado à parte. <text:span text:style-name="T12">O</text:span> microfone deve de estar o mais próximo possível do protagonista, desde que não apareça em plano, para aumentar a intensidade e qualidade do som sem termos de aumentar também o ruído mais logo.</text:p>
      <text:p text:style-name="P5"/>
      <text:p text:style-name="P5"/>
      <text:p text:style-name="P21">O uso de FFmpeg</text:p>
      <text:p text:style-name="P47">__________________________________________________________________________________________________________________________________________</text:p>
      <text:p text:style-name="P6"/>
      <text:p text:style-name="P6">O FFmpeg é uma ferramenta de linha de comandos especializada para codificação, manipulação e processamento de vídeo, imagens, audios e legendas. O FFmpeg é cross-platform e funciona em imensos sistemas operativos. Este programa utiliza uma interface de linha de comandos elaborada, que permite uma liberdade e poder enorme para codificar, manipular e processar materiais digitais. Esta linha de comandos é tão extensa que pode ser usada em outros scripts ou programas para desenvolver funcionalidade<text:span text:style-name="T13">s</text:span> <text:span text:style-name="T14">na área de</text:span> multimédia.</text:p>
      <text:p text:style-name="P6"/>
      <text:p text:style-name="P6">No nosso projeto, o FFmpeg é usado para a gravação de áudio, transcodificação de vídeos <text:span text:style-name="T15">e áudios</text:span> <text:span text:style-name="T16">e</text:span> remuxing.</text:p>
      <text:p text:style-name="P6"/>
      <text:p text:style-name="P6"><text:soft-page-break/>Para gravação de audio num sistema de Linux com a backend Pulseaudio, assumindo que o nome de identificação do microfone é MICROFONE1, podemos usar o seguinte comando para gravar áudio:</text:p>
      <text:p text:style-name="P6"/>
      <text:p text:style-name="P35">ffmpeg -f pulse -i MICROFONE1 -ac 1 recording.wav</text:p>
      <text:p text:style-name="P6"/>
      <text:p text:style-name="P6">Como o nosso input do microfone é audio sem compressão, codificado em PCM, nós não precisamos de especificar características de codificação de áudio, pois a nossa codificação do que estamos a gravar assume os parâmetros originais do microfone. Há a exceção do número de canais de áudio, pois o microfone grava em mono, mas o FFmpeg está a detetar um input stereo, isto poderá ser culpa do Pulseaudio, mas não é preocupante. O sinal é exatamente igual para ambos os canais, então é usado o argumento -ac 1 para determinar que a codificação da gravação é em mono. É sempre melhor assim, pois vamos reduzir o tamanho de ficheiro para metade, retirando esta informação redundante.</text:p>
      <text:p text:style-name="P6">O MICROFONE1 é um pseudo-nome para o nome de identificação do microfone. Os verdadeiros nomes são determinados pelo Pulseaudio.</text:p>
      <text:p text:style-name="P6"/>
      <text:p text:style-name="P6">O lado mais forte do FFmpeg é a codificação. Nós usamos o FFmpeg para codificar ficheiros de gravação, ficheiros intermédios e ficheiros finais de exportação, com uma atenção ao pormenor enorme.</text:p>
      <text:p text:style-name="P6"/>
      <text:p text:style-name="P6">Vamos assumir que temos a exportação do nosso filme final em formato intermédio, com o nome de FINAL.mov, e queremos transcodificar para ser web-friendly. Com o FFmpeg, podemos fazer isso:</text:p>
      <text:p text:style-name="P6"/>
      <text:p text:style-name="P35">ffmpeg -i FINAL.mov -c:v libx264 -preset:v veryfast -crf 20 -c:a libopus -b:a 320k pix_fmt yuv420p FINAL_web.mov</text:p>
      <text:p text:style-name="P6"/>
      <text:p text:style-name="P6">-c:v libx264: Utiliza o codificador x264<text:span text:style-name="T49">[5]</text:span> para a codificação. x264 é considerado o melhor codificador para o formato H.264 devido à sua eficácia de compressão e suporte de parâmetros amplo.</text:p>
      <text:p text:style-name="P6"/>
      <text:p text:style-name="P6">-preset:v veryfast: Escolhe o preset veryfast para o codificador x264.</text:p>
      <text:p text:style-name="P6"/>
      <text:p text:style-name="P6">-crf 20: Utiliza o modo de controlo de bitrate Control Rate Factor, com um valor de 20, que é equilibrado para um vídeo com ainda boa qualidade mas bitrate média baixa.</text:p>
      <text:p text:style-name="P6"/>
      <text:p text:style-name="P6">-c:a libopus: Define Opus<text:span text:style-name="T49">[6]</text:span> como o codificador de áudio a usar</text:p>
      <text:p text:style-name="P6"/>
      <text:p text:style-name="P6">-b:a 320k: Utiliza bitrate constante para áudio, com o valor the 320 kilobits por segundo</text:p>
      <text:p text:style-name="P6"/>
      <text:p text:style-name="P6">pix_fmt yuv420p: Codifica o vídeo para o formato de cor YUV 4:2:0 8bit.</text:p>
      <text:p text:style-name="P6"/>
      <text:p text:style-name="P6">Os parâmetros que não são especificados aqui são assumidos com base no vídeo original (resolução, framerate, etc) ou com base num valor que é escolhido por defeito (parâmetros do x264 e opus).</text:p>
      <text:p text:style-name="P6"/>
      <text:p text:style-name="P6">Durante o desenvolvimento do nosso trabalho, o FFmpeg também é usado para fazer remuxing. Temos os vídeos intermédios e o áudio final para cada vídeo/plano feito, e queremos juntá-los de forma eficaz. Para obtermos esse resultado, fazemos remuxing. Remuxing é a extração e junção de faixas de fontes de media diferentes, para criar um novo ficheiro. Nós pegamos no víde<text:span text:style-name="T55">o final e</text:span> no áudio final para esse vídeo e juntamos os dois num ficheiro vídeo novo, descartando o áudio original. Este processo mantém, <text:span text:style-name="T55">se quisermos,</text:span> a informação de áudio e vídeo perfeitamente intacta, com completa ausência de <text:span text:style-name="T55">uma nova </text:span>codificação e destruição. Este processo é extremamente eficaz e rápido, limitado apenas pelas velocidades de escrita e leitura de disco.</text:p>
      <text:p text:style-name="P6"><text:soft-page-break/>Eis um exemplo de como fazer remuxing com o FFmpeg, para importar um vídeo e áudio de fontes diferentes:</text:p>
      <text:p text:style-name="P6"/>
      <text:p text:style-name="P35">ffmpeg -i VIDEO.mov -i AUDIO_final.mov -c copy -map 0:v -map 1:a VIDEO_final.mov</text:p>
      <text:p text:style-name="P6"/>
      <text:p text:style-name="P6">-c copy diz ao FFmpeg para não transcodificar nenhuma faixa de vídeo ou áudio de qualquer fonte, utilizando a informação original tal como está.</text:p>
      <text:p text:style-name="P6"/>
      <text:p text:style-name="P6">Os argumentos -map 0:v e -map 1:a pegam, repsetivamente, nas faixas de vídeo de VIDEO.mov e nas faixas de áudio de AUDIO_final.mov. Não é necessário <text:span text:style-name="T56">neste</text:span> caso especificar quais faixas queremos.</text:p>
      <text:p text:style-name="P6"/>
      <text:p text:style-name="P6"/>
      <text:p text:style-name="P23">Pós-Produção</text:p>
      <text:p text:style-name="P47">__________________________________________________________________________________________________________________________________________</text:p>
      <text:p text:style-name="P7"/>
      <text:p text:style-name="P7">A pós-produção do Estagnação é feita de forma paralela. Eu <text:span text:style-name="T38">trabalho</text:span> maioritariamente na pós-produção de áudio, e o João trabalha em vídeo/imagem, por isso conseguimos trabalhar em ambientes diferentes de forma paralela.</text:p>
      <text:p text:style-name="P7">Todas as gravações irão seguir uma organização específica para o áudio e vídeo serem depois trabalhados paralelamente. Todos os ficheiros são renomeados com base na respetiva cena, plano e take, <text:span text:style-name="T68">e e</text:span>sta organização deve de ser mantida para todos os elementos da pós-produção <text:span text:style-name="T39">em ambas as frentes de imagem e áudio</text:span>, porque assim podemos trabalhar em paralelo.</text:p>
      <text:p text:style-name="P7"/>
      <text:p text:style-name="P60">Enquanto o João trabalha na montagem e cortes, eu trabalho na sincronização de áudio, com algumas pequenas correções. Assim que os cortes e montagem estiverem prontos, o João envia-me um render intermédio, onde eu posso então começar a tratar do áudio final.</text:p>
      <text:p text:style-name="P7">O trabalho em paralelo foi crucial para conseguirmos fazer tudo a tempo, pois temos imensos materiais e filmagens com que trabalhar, o que resultou num vídeo final de <text:span text:style-name="T40">aproximadamente 15</text:span> minutos.</text:p>
      <text:p text:style-name="P7"/>
      <text:p text:style-name="P29">Sincronização</text:p>
      <text:p text:style-name="P29"/>
      <text:p text:style-name="P7"><text:span text:style-name="T41">Como foi mencionado anteriormente, a</text:span> pós-produção <text:span text:style-name="T41">de áudio</text:span> começa com a sincronização e correção de áudio. Nesta etapa, é feita a sincronização entre as faixas de áudio das filmagens originais, e as gravações de áudio feitas com o microfone dedicado. As faixas de áudio são normalizadas para -4dB e, se necessário, são feitas correções <text:span text:style-name="T42">e ajustes de ganho</text:span>. Todos os sons redundantes que aparecem na gravação, como o bater de palmas no início do take, ou toques acidentais no microfone, são removidos para não afetarem o resultado da normalização. Se estes sons aparecerem no meio da gravação, essas porções são substituídas pelo room tone do local de filmagem, ou outra porção da mesma faixa com o mesmo ganho e configurações. O ganho que resulta da normalização é depois ajustado, caso o áudio agora tenha uma amplitude demasiado alta.</text:p>
      <text:p text:style-name="P7">Em casos excecionais, é feita uma equalização ou compressão para corrigir algumas gravações. Durante algumas das filmagens feitas na ESMAD, o som do teclado tem os graves muito fortes, e para esse mesmo som foi aplicado um compressor com quatro bandas, para comprimir apenas os graves.</text:p>
      <text:p text:style-name="P7"/>
      <text:p text:style-name="P7">Assim que tudo está sincronizado e corrigido, cada faixa é exportada, com a duração dos vídeos originais que as gravações de áudio representam. Cada faixa exportada é depois juntada ao vídeo original através de remuxing. O FFmpeg é utilizado para isto. Estes ficheiros novos, resultantes do remuxing, contém as faixas de vídeo originais, mas agora com o áudio da filmagem, corrigido e <text:soft-page-break/>pronto para ser usado. Estes ficheiros vão substituir os antigos, e no lado da pós-produção de vídeo, o novo áudio é automaticamente aplicado.</text:p>
      <text:p text:style-name="P7"/>
      <text:p text:style-name="P7">Quando a montagem de vídeo estiver pronta, o projeto é exportado numa versão intermédia. Esta versão tem a montagem feita apenas, que é o necessário para haver progresso no trabalho de som. Passamos agora para a segunda parte da pós-produção de áudio.</text:p>
      <text:p text:style-name="P7"/>
      <text:p text:style-name="P79">Correção de Áudio</text:p>
      <text:p text:style-name="P7"/>
      <text:p text:style-name="P7">A correção do áudio já foi parcialmente feita na fase de sincronização, <text:span text:style-name="T43">mas não foi acabada, seria demasiado lento e um esforço enorme corrigir todas as gravações na sua duração total, quando apenas usaremos parte das nossas gravações, e porções da sua duração</text:span>. Agora na fase final, o tempo que é preciso para fazer estas correções é muito menor, e então mais nenhum erro escapa. São corrigidos erros de gravação como toques no microfone, sons que precisam de ser comprimidos, sons que ficaram com um timbre mau, entre outros.</text:p>
      <text:p text:style-name="P7"/>
      <text:p text:style-name="P30">Composição, <text:span text:style-name="T7">M</text:span>anipulação e <text:span text:style-name="T7">F</text:span>oley</text:p>
      <text:p text:style-name="P30"/>
      <text:p text:style-name="P8">Agora que temos a versão final dos cortes e montagem de vídeo, podemos tratar <text:span text:style-name="T44">d</text:span>a composição de áudio final. Esta etapa é dividida entre <text:span text:style-name="T45">várias</text:span> categorias: correção, foley/composição, filtros, mixing/normalização</text:p>
      <text:p text:style-name="P7"/>
      <text:p text:style-name="P7">Muitos planos necessitam de foley para estarem completos na frente do som. Os planos do metro e estação precisam de auxílio completo de foley, para o ambiente exterior, as pessoas a conversar, o metro a chegar, e os passos que o protagonista dá ao andar. Outros planos, como os da escola, necessitam apenas de algum foley auxiliar. Estes planos têm o áudio-base que contém os sons do protagonista e do ambiente próximo dele, mas é necessário adicionar foley para preencher a sala com uma turma inteira e o professor. A composição de diferentes sons torna a experiência auditiva imersiva e mais interessante, a narrativa de som é mais rica e expressiva.</text:p>
      <text:p text:style-name="P7"/>
      <text:p text:style-name="P7"><text:span text:style-name="T17">E</text:span>m casos excecionais onde não temos a gravação à parte do áudio (como os planos de noite), temos de usar o room tone da mesma cena, mas em outros planos. <text:span text:style-name="T17">T</text:span>odas as filmagens têm o áudio da câmara, quer tenhamos feito gravação de áudio à parte ou não, e assim nós podemos usar este áudio para não termos de reproduzir sons quando não é facil. <text:span text:style-name="T17">S</text:span>e há um som muito característico nestes planos e nós só temos o áudio da câmara, usamos este audio somente para este som, e tudo o resto é uma composição de foley e room-tone de outros planos ou gravações à parte.</text:p>
      <text:p text:style-name="P7"/>
      <text:p text:style-name="P31">Filtros e Efeitos</text:p>
      <text:p text:style-name="P7"/>
      <text:p text:style-name="P7"><text:span text:style-name="T17">O</text:span>s filtros são o toque final na manipulação de som, os pormenores que fazem a grande diferença. <text:span text:style-name="T17">A</text:span>lguns sons têm um significado completamente diferente se tiverem os graves mais fortes, ou são mais imersivos se usufruirem dos múltiplos canais de áudio. <text:span text:style-name="T17">N</text:span>a etapa dos filtros, eu aplico diversos efeitos a sons individuais. exemplos mais simples são a alteração do timbre do som através de equalização, ou introdução de eco e reverberação. <text:span text:style-name="T17">O</text:span>utros exemplos mais interessantes são o uso de panning para contextualizar espacialmente o som. <text:span text:style-name="T17">N</text:span>o caso do panning, podemos ver o exemplo dos planos em que o protagonista está a descer as escadas e sai de casa. <text:span text:style-name="T17">E</text:span>m todos estes planos, as escadas estão à esquerda, o que cria a oportunidade perfeita para usar panning no som dos passos. assim podemos ouvir os passos a passar da esquerda para o centro. É importante não exagerar no uso de panning, não colocar os passos completamente à esquerda no início, porque pode não ser apropriado, e é preciso que o room tone não tenha panning, porque não queremos ouvir o som de ambiente também a vir da esquerda.</text:p>
      <text:p text:style-name="P7"/>
      <text:p text:style-name="P67"><text:soft-page-break/><text:span text:style-name="T22">Mixing e Normalização</text:span></text:p>
      <text:p text:style-name="P7"/>
      <text:p text:style-name="P7"><text:span text:style-name="T17">E</text:span>sta é a etapa final na pós-produção. <text:span text:style-name="T17">O</text:span>s vários clipes de áudio têm intensidades diferentes, e intensidades diferentes da apropriada, porque um som de ambiente de fundo não deve de ser o som dominante do plano. <text:span text:style-name="T17">A</text:span> intensidade tem de ser ajustada para cada som ou faixa para respeitar a coerência e narrativa do áudio na sua totalidade. <text:span text:style-name="T17">P</text:span>ara a exportação, é feita uma normalização final. <text:span text:style-name="T17">O</text:span> projeto final é então exportado a 24bit 48KHz stereo, e é juntado ao material de vídeo, que neste momento já está acabado.</text:p>
      <text:p text:style-name="P7"/>
      <text:p text:style-name="P7"/>
      <text:p text:style-name="P24">Fidelidade de Som</text:p>
      <text:p text:style-name="P47">__________________________________________________________________________________________________________________________________________</text:p>
      <text:p text:style-name="P9"/>
      <text:p text:style-name="P9"><text:span text:style-name="T17">C</text:span>omo diretor de som, a tendência para criar um projeto fiel ao ambiente real em que filmámos é enorme, mas a fidelidade perfeita não é obrigatória. É importante mantermos alguma fidelidade no nosso trabalho de som, nós devemos de ter em conta o ambiente do espaço de gravação, os sons que constituem esse ambiente, os timbres dos mesmos e como estes sons interagem uns com os outros. <text:span text:style-name="T17">C</text:span>ontudo, o desenvolvimento de uma história por meios digitais e analógicos fornece liberdade para criarmos o nosso mundo fantástico. <text:span text:style-name="T17">S</text:span>im, o filme pode ter uma imagem extremamente parecida com o que vemos ao vivo, ou podemos modificar a cor das filmagens de forma menos realista. é fiel ao que vemos ao vivo? <text:span text:style-name="T17">N</text:span>ão, mas este é o mundo de fantasia que desenvolvemos, a cor e a forma como a imagem é manipulada por si só conta parte da história, e podemos aplicar a mesma lógica para o som. <text:span text:style-name="T17">P</text:span>odemos realçar sons que ao vivo são mais fracos e difíceis de ouvir, podemos introduzir sons que não se ouvia no local de filmagem, podemos manipular sons e timbres, ou sintetizar sons digitais que não existem na vida real. <text:span text:style-name="T17">T</text:span>udo isto são escolhas criativas na manipulação e composição de som.</text:p>
      <text:p text:style-name="P9"/>
      <text:p text:style-name="P9">Assim sendo, o Estagnação não segue fidelidade perfeita quanto ao som. <text:span text:style-name="T17">O</text:span> uso de foley é frequente, mas o ambiente de som final de cada cena é diferente do ambiente que ouvimos ao vivo. Um exemplo disto é quando o protagonista está a andar ou a correr na estação do metro, os passos são fortes e realçados, mesmo que ele esteja longe da câmara. ao vivo, estes passos seriam difíceis de ouvir, e teriam um impacto mínimo. <text:span text:style-name="T17">E</text:span>m cada dia de filmagem, nós filmámos o equivalente a vários dias na história, em cenas diferentes. <text:span text:style-name="T18">N</text:span>a história, estes dias devem de ter pequenas diferenças na cena e ambiente, como diferenças na luz e som. <text:span text:style-name="T18">A</text:span>s gravações de áudio não têm essas diferenças, mas depois na pós-produção <text:span text:style-name="T46">nós</text:span> criamos estas diferenças. <text:span text:style-name="T18">Q</text:span>uando a personagem acorda no seu quarto, vai haver dias em que se houve pássaros lá fora, e noutros dias houve-se mais carros do que o de costume, e noutros dias não se ouve nada. É com estes métodos que fugimos à fidelidade do ambiente sonoro real e transpomos parte da imaginação na narrativa de som.</text:p>
      <text:p text:style-name="P9"/>
      <text:p text:style-name="P9"><text:span text:style-name="T18">S</text:span>eguindo a mesma ideia do som não fiel à filmagem, o uso de foley também é importante para termos uma contextualização espacial da cena, para além do que conseguimos ver. <text:span text:style-name="T18">C</text:span>om uma atenção ao pormenor na narrativa de som, conseguimos introduzir detalhes invisíveis, como o ambiente de sala de aula, que é uma composição de diversos sons diferentes, ou o som do metro a chegar na fase final da história, para conseguirmos saber que o metro está quase a chegar à estação, mesmo que o não consigamos ver. <text:span text:style-name="T18">O</text:span> som do alarme toca no início de cada dia, seguido pelo protagonista a acordar, e esse som é o complemento para a narrativa deste plano.</text:p>
      <text:p text:style-name="P9"/>
      <text:p text:style-name="P9"/>
      <text:p text:style-name="P9"/>
      <text:p text:style-name="P9"/>
      <text:p text:style-name="P9"/>
      <text:p text:style-name="P9"/>
      <text:p text:style-name="P27"><text:soft-page-break/>Uso de Música</text:p>
      <text:p text:style-name="P47">__________________________________________________________________________________________________________________________________________</text:p>
      <text:p text:style-name="P9"/>
      <text:p text:style-name="P9"><text:span text:style-name="T18">Q</text:span>uase todos os sons são diegéticos na nossa história, todos exceto a música presente. <text:span text:style-name="T18">O</text:span> nosso projeto utiliza uma faixa de música que faz de suporte da narrativa de som. <text:span text:style-name="T18">A</text:span> música define o ritmo e continuidade do ciclo diário, onde a atenção aos pormenores nos planos é menos necessária. <text:span text:style-name="T18">O</text:span> ritmo abranda e a musica desaparece, e há um aumento na importância do som diegético e na imagem. normalmente, são estes os momentos em que a personagem principal inicia ou participa em eventos importantes para o enredo e progresso da história, como o dia final. <text:span text:style-name="T18">A</text:span> música é então maioritariamente usada no progresso repetitivo do resto dos dias.</text:p>
      <text:p text:style-name="P9"/>
      <text:p text:style-name="P9"><text:span text:style-name="T18">A</text:span> música de fundo nunca deve de se sobrepor ao som diegético. É de evitar termos um conflito que cria uma confusão na perceção do som, onde a música é demasiado forte e o som diegético e diálogos demasiado fracos. <text:span text:style-name="T18">P</text:span>ara evitar isso, a faixa de música não é ouvida em momentos importantes onde uma personagem possa estar a falar.</text:p>
      <text:p text:style-name="P9"/>
      <text:p text:style-name="P66">Com o passar do tempo, a música que ouvimos desde o início do filme perde a sua intensidade e fica progressivamente mais difícil de ouvir. O protagonista perde a motivação e energia que antes tinha, e o impacto desta faixa de música é proporcional a esta perda. Eventualmente, ouvimos outras faixas de música completamente diferentes com um significado completamente diferente. De repente, já não temos a música alegre e energética que antes ouvíamos, e agora começamos a ter contacto com uma realidade mais sombria, mais intensa, e a nova música reflete esta mudança.</text:p>
      <text:p text:style-name="P9"/>
      <text:p text:style-name="P9"/>
      <text:p text:style-name="P25">Exportação Final</text:p>
      <text:p text:style-name="P47">__________________________________________________________________________________________________________________________________________</text:p>
      <text:p text:style-name="P10"/>
      <text:p text:style-name="P10"><text:span text:style-name="T19">A</text:span>ssim que a pós-produção estiver completamente pronta, quer na frente da imagem e do áudio, passamos à fase final, a exportação. O vídeo é renderizado <text:s/><text:span text:style-name="T74">e codificado </text:span>n<text:span text:style-name="T74">o</text:span> formato intermédio DNxHR <text:span text:style-name="T74">HQ</text:span>, com formato de cor YUV 4:2:2 e o áudio a PCM 24bit 48KHz. Este áudio incluído no vídeo contém apenas o áudio sincronizado que gravámos com o microfone dedicado, por isso tem de ser substituído pelo áudio final, que eu desenvolvi em paralelo. Este áudio final tem a composição, foley, ADR, efeitos, mistura e manipulação que falta no lado do João. O áudio final é exportado em WAV stereo, a 24bit 48KHz. Como foi explicado antes, é feito o remuxing para juntarmos o vídeo e o áudio final num único ficheiro, sem destruir ou alterar informação. Temos agora o nosso trabalho final, no seu formato mais cru. Este ficheiro é bastante grande, e não é web-friendly, pois o formato de codificação de vídeo usado não é suportado nos browsers e em alguns media players, é concebido para trabalho profissional de vídeo. Sendo assim, temos então de transcodificar o nosso trabalho.</text:p>
      <text:p text:style-name="P10"/>
      <text:p text:style-name="P86">O vídeo é transcodificado para uma versão leve que seja compatível em todos os browsers e media players. Para o vídeo, a codificação é feita para o formato H.264, com o codificador x264. O controlo de taxa de bits usado é consta<text:span text:style-name="T73">n</text:span>t rate factor<text:span text:style-name="T50">[</text:span><text:span text:style-name="T52">7</text:span><text:span text:style-name="T50">] </text:span><text:span text:style-name="T37">(CRF)</text:span>, para manter uma qualidade constante com uma bitrate variável. O valor de CRF usado é de 18, que é um bom ponto intermédio entre qualidade e tamanho de ficheiro. O formato de cor usado é YUV 4:2:0, que é o mais universal na web. A framerate e resolução mantêm-se iguais, a 1920x1080 25FPS. O áudio é codificado em MPEG Audio a 16 bit 48KHz, com uma bitrate de 320kb/s, usando codificador libmp3lame<text:span text:style-name="T50">[</text:span><text:span text:style-name="T51">8</text:span><text:span text:style-name="T50">]</text:span>. Este formato de codificação é usado para os ficheiros mp3. Foi escolhido este formato, e não AAC, Vorbis ou Opus porque o Vorbis e Opus são menos suportados na web, e o codificador que temos disponível para AAC, ou o próprio formato AAC, não tem tanta eficiência de compressão, tendo menos qualidade pela mesma bitrate.</text:p>
      <text:p text:style-name="P10"/>
      <text:p text:style-name="P10"><text:soft-page-break/>Assumindo os nomes de ficheiro VIDEO.mov, AUDIO.wav e FINAL.mov, temos o seguinte comando de FFMpeg para fazer o remuxing e transcodificação:</text:p>
      <text:p text:style-name="P10"/>
      <text:p text:style-name="P34">ffmpeg -i VIDEO.mov -i AUDIO.wav -map 0:v -map 1:a -c:v libx264 -preset:v veryfast -crf 18 -pix_fmt yuv420p -c:a libmp3lame -b:a 320k FINAL.mov</text:p>
      <text:p text:style-name="P34"/>
      <text:p text:style-name="P36">Neste comando, há um parâmetro que não está relacionado com o que foi dito acima, que é o parâmetro de preset. Eu escolhi o preset “veryfast”, que representa um dos vários presets de codificação do codificador x264<text:span text:style-name="T54">[9]</text:span>. Estas opções definem a relação entre qualidade e velocidade de compressão. Um preset que resulte numa codificação mais lenta consegue produzir um vídeo com a mesma qualidade, mas uma bitrate menor, e por consequência um tamanho de ficheiro menor.</text:p>
      <text:p text:style-name="P10"/>
      <text:p text:style-name="P10"/>
      <text:p text:style-name="P28">Conclusão</text:p>
      <text:p text:style-name="P47">__________________________________________________________________________________________________________________________________________</text:p>
      <text:p text:style-name="P11"/>
      <text:p text:style-name="P11"><text:span text:style-name="T20">D</text:span>esenvolver um projeto de audiovisual, quer seja grande ou curto, ou quer tenha um orçamento enorme ou curto, é sempre um grande desafio, sobretudo quando feito a pares. <text:span text:style-name="T20">H</text:span>á imensas condicionantes que temos de ter em conta quando estamos a planear tudo para a execução do projeto. temos de ser realistas quanto ao argumento e ter em conta se conseguimos executar as nossas ideias no mundo real, temos de planear a imagem, cor, perspetiva e montagem, temos de fazer a gestão dos nossos recursos, quer seja hardware, tempo, locais de filmagem ou atores, temos de estar preparados para imprevistos e complicações e conseguir resolver estes problemas ou encontrar alternativas.</text:p>
      <text:p text:style-name="P11"/>
      <text:p text:style-name="P11">Como a nossa equipa é constituída por apenas 2 membros, nós tivémos grandes desafios na realização do projeto, mas o número baixo de membros de projeto também nos trouxe grande poder e flexibilidade quanto às decisões que podemos considerar, como executamos as nossas ideias em cena, como fazemos a gestão de tempo e horário, e muitas outras frentes. <text:span text:style-name="T20">N</text:span>ós encontrámos muitas dificuldades ao longo do caminho, como era de esperar, e tivemos de planear imenso para a produção, quer numa perspetiva mais artística como numa perspetiva mais técnica e científica.</text:p>
      <text:p text:style-name="P11"/>
      <text:p text:style-name="P11"><text:span text:style-name="T20">O</text:span> planeamento de áudio foi extenso, baseou-se nas melhores formas de usarmos o nosso equipamento pessoal. <text:span text:style-name="T20">O</text:span> meu portátil pessoal foi configurado a um nível profundo para estar pronto para ser usado como um gravador avançado e autónomo. <text:span text:style-name="T20">F</text:span>oi usado equipamento pessoal para todas as gravações de áudio, mas os riscos e condicionantes foram tidos em conta.</text:p>
      <text:p text:style-name="P11"/>
      <text:p text:style-name="P11"><text:span text:style-name="T20">C</text:span>om o devido planeamento técnico, trabalho em equipa, coordenação e flexibilidade, e trabalho em paralelo, nós temos o orgulho de apresentar o nosso trabalho resultante, o nosso Estagnação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soft-page-break/>Créditos e Agradecimentos</text:p>
      <text:p text:style-name="P47">__________________________________________________________________________________________________________________________________________</text:p>
      <text:p text:style-name="P22"/>
      <text:p text:style-name="P41">Equipa de produção</text:p>
      <text:p text:style-name="P41"/>
      <text:p text:style-name="P39">Realização<text:tab/><text:tab/><text:tab/><text:tab/><text:tab/>João Pinto</text:p>
      <text:p text:style-name="P40">Assistente de Realização<text:tab/><text:tab/><text:tab/>Tomás Pinto</text:p>
      <text:p text:style-name="P39">Direção de Fotografia <text:tab/><text:tab/><text:tab/>João Pinto</text:p>
      <text:p text:style-name="P46"><text:span text:style-name="T27">Produção<text:tab/><text:tab/><text:tab/><text:tab/><text:tab/>João Pinto e Tomás </text:span><text:span text:style-name="T28">Pinto</text:span></text:p>
      <text:p text:style-name="P46"><text:span text:style-name="T26">Pós-produção de vídeo e imagem <text:tab/><text:tab/></text:span>João Pinto</text:p>
      <text:p text:style-name="P46">Diretor de Som<text:tab/><text:tab/><text:tab/><text:tab/>Tomás Pinto</text:p>
      <text:p text:style-name="P46">Operador de câmara e microfone<text:tab/><text:tab/>Tomás Pinto</text:p>
      <text:p text:style-name="P46">Pós-produção de áudio<text:tab/><text:tab/><text:tab/>Tomás Pinto</text:p>
      <text:p text:style-name="P45"/>
      <text:p text:style-name="P45"/>
      <text:p text:style-name="P42">Atores</text:p>
      <text:p text:style-name="P38"/>
      <text:p text:style-name="P39">Mário<text:tab/><text:tab/><text:tab/><text:tab/><text:tab/><text:tab/>João Pinto</text:p>
      <text:p text:style-name="P62"><text:span text:style-name="T29">Professores<text:tab/><text:tab/><text:tab/><text:tab/><text:tab/>Daniela Rodrigues, Jorge Bessa </text:span><text:span text:style-name="T30">e </text:span>André Legoinha</text:p>
      <text:p text:style-name="P38"/>
      <text:p text:style-name="P38"/>
      <text:p text:style-name="P44">Materiais de terceiros usados</text:p>
      <text:p text:style-name="P32"/>
      <text:p text:style-name="P53"><text:a xlink:type="simple" xlink:href="https://freesound.org/people/ellie.vanderlip/sounds/704381/" text:style-name="Internet_20_link" text:visited-style-name="Visited_20_Internet_20_Link">https://freesound.org/people/ellie.vanderlip/sounds/704381/</text:a></text:p>
      <text:p text:style-name="P53"><text:a xlink:type="simple" xlink:href="https://freesound.org/people/MessyAcousticApocalypse666/sounds/594778/" text:style-name="Internet_20_link" text:visited-style-name="Visited_20_Internet_20_Link">https://freesound.org/people/MessyAcousticApocalypse666/sounds/594778/</text:a></text:p>
      <text:p text:style-name="P53"><text:a xlink:type="simple" xlink:href="https://freesound.org/people/Uno_Reverse/sounds/462467/" text:style-name="Internet_20_link" text:visited-style-name="Visited_20_Internet_20_Link">https://freesound.org/people/Uno_Reverse/sounds/462467/</text:a></text:p>
      <text:p text:style-name="P53"><text:a xlink:type="simple" xlink:href="https://freesound.org/people/dobroide/sounds/35039/" text:style-name="Internet_20_link" text:visited-style-name="Visited_20_Internet_20_Link">https://freesound.org/people/dobroide/sounds/35039/</text:a></text:p>
      <text:p text:style-name="P53"><text:a xlink:type="simple" xlink:href="https://freesound.org/people/MakedaMntuyedwa/sounds/492959/" text:style-name="Internet_20_link" text:visited-style-name="Visited_20_Internet_20_Link">https://freesound.org/people/MakedaMntuyedwa/sounds/492959/</text:a></text:p>
      <text:p text:style-name="P53"><text:a xlink:type="simple" xlink:href="https://freesound.org/people/joedeshon/sounds/258094/" text:style-name="Internet_20_link" text:visited-style-name="Visited_20_Internet_20_Link">https://freesound.org/people/joedeshon/sounds/258094/</text:a></text:p>
      <text:p text:style-name="P53"><text:a xlink:type="simple" xlink:href="https://freesound.org/people/kyles/sounds/450726/" text:style-name="Internet_20_link" text:visited-style-name="Visited_20_Internet_20_Link">https://freesound.org/people/kyles/sounds/450726/</text:a></text:p>
      <text:p text:style-name="P53"><text:a xlink:type="simple" xlink:href="https://freesound.org/people/kijjaz/sounds/396320/" text:style-name="Internet_20_link" text:visited-style-name="Visited_20_Internet_20_Link">https://freesound.org/people/kijjaz/sounds/396320/</text:a></text:p>
      <text:p text:style-name="P53"><text:a xlink:type="simple" xlink:href="https://freesound.org/people/ztitchez/sounds/370279/" text:style-name="Internet_20_link" text:visited-style-name="Visited_20_Internet_20_Link">https://freesound.org/people/ztitchez/sounds/370279/</text:a></text:p>
      <text:p text:style-name="P53"><text:a xlink:type="simple" xlink:href="https://freesound.org/people/test_sound/sounds/464280/" text:style-name="Internet_20_link" text:visited-style-name="Visited_20_Internet_20_Link">https://freesound.org/people/test_sound/sounds/464280/</text:a></text:p>
      <text:p text:style-name="P53"><text:a xlink:type="simple" xlink:href="https://freesound.org/people/inchadney/sounds/46351/" text:style-name="Internet_20_link" text:visited-style-name="Visited_20_Internet_20_Link">https://freesound.org/people/inchadney/sounds/46351/</text:a></text:p>
      <text:p text:style-name="P53"><text:a xlink:type="simple" xlink:href="https://freesound.org/people/Apostolinkyyti/sounds/128940/" text:style-name="Internet_20_link" text:visited-style-name="Visited_20_Internet_20_Link">https://freesound.org/people/Apostolinkyyti/sounds/128940/</text:a></text:p>
      <text:p text:style-name="P53"><text:a xlink:type="simple" xlink:href="https://freesound.org/people/Erablo42/sounds/661187/" text:style-name="Internet_20_link" text:visited-style-name="Visited_20_Internet_20_Link">https://freesound.org/people/Erablo42/sounds/661187/</text:a></text:p>
      <text:p text:style-name="P53"/>
      <text:p text:style-name="P43">Música</text:p>
      <text:p text:style-name="P56"/>
      <text:p text:style-name="P56">“Fox Tale Waltz Part 1 Instrumental”<text:tab/>de Kevin Macleod</text:p>
      <text:p text:style-name="P57">“Shadowlands 7 – Codex”<text:tab/><text:tab/><text:tab/>de Kevin Macleod</text:p>
      <text:p text:style-name="P57">“Echoes of Time v2”<text:tab/><text:tab/><text:tab/><text:tab/>de Kevin Macleod</text:p>
      <text:p text:style-name="P53"/>
      <text:p text:style-name="P51"/>
      <text:p text:style-name="P51">Outros agradecimentos</text:p>
      <text:p text:style-name="P54"/>
      <text:p text:style-name="P54"><text:span text:style-name="T31">Agradecemos</text:span> à Metro do Porto</text:p>
      <text:p text:style-name="P32"><text:soft-page-break/><text:span text:style-name="T2">Referências usadas</text:span></text:p>
      <text:p text:style-name="P47">__________________________________________________________________________________________________________________________________________</text:p>
      <text:p text:style-name="P55"><text:span text:style-name="T36"/></text:p>
      <text:list text:style-name="L5">
        <text:list-item>
          <text:p text:style-name="P81"><text:a xlink:type="simple" xlink:href="https://ffmpeg.org/" text:style-name="Internet_20_link" text:visited-style-name="Visited_20_Internet_20_Link">https://ffmpeg.org/</text:a></text:p>
        </text:list-item>
        <text:list-item>
          <text:p text:style-name="P81"><text:a xlink:type="simple" xlink:href="https://nixos.org/" text:style-name="Internet_20_link" text:visited-style-name="Visited_20_Internet_20_Link">https://nixos.org/</text:a></text:p>
        </text:list-item>
        <text:list-item>
          <text:p text:style-name="P81"><text:a xlink:type="simple" xlink:href="https://kernel.org/" text:style-name="Internet_20_link" text:visited-style-name="Visited_20_Internet_20_Link">https://kernel.org/</text:a></text:p>
        </text:list-item>
        <text:list-item>
          <text:p text:style-name="P81"><text:a xlink:type="simple" xlink:href="https://www.freedesktop.org/wiki/Software/PulseAudio/" text:style-name="Internet_20_link" text:visited-style-name="Visited_20_Internet_20_Link">https://www.freedesktop.org/wiki/Software/PulseAudio/</text:a></text:p>
        </text:list-item>
        <text:list-item>
          <text:p text:style-name="P81"><text:a xlink:type="simple" xlink:href="https://www.videolan.org/developers/x264.html" text:style-name="Internet_20_link" text:visited-style-name="Visited_20_Internet_20_Link">https://www.videolan.org/developers/x264.html</text:a></text:p>
        </text:list-item>
        <text:list-item>
          <text:p text:style-name="P81"><text:a xlink:type="simple" xlink:href="https://opus-codec.org/" text:style-name="Internet_20_link" text:visited-style-name="Visited_20_Internet_20_Link">https://opus-codec.org/</text:a></text:p>
        </text:list-item>
        <text:list-item>
          <text:p text:style-name="P82"><text:a xlink:type="simple" xlink:href="https://trac.ffmpeg.org/wiki/Encode/H.264" text:style-name="Internet_20_link" text:visited-style-name="Visited_20_Internet_20_Link">https://trac.ffmpeg.org/wiki/Encode/H.264</text:a></text:p>
        </text:list-item>
        <text:list-item>
          <text:p text:style-name="P82"><text:a xlink:type="simple" xlink:href="https://lame.sourceforge.io/" text:style-name="Internet_20_link" text:visited-style-name="Visited_20_Internet_20_Link">https://lame.sourceforge.io/</text:a></text:p>
        </text:list-item>
        <text:list-item>
          <text:p text:style-name="P82"><text:a xlink:type="simple" xlink:href="https://wiki.videolan.org/Documentation:Modules/x264/" text:style-name="Internet_20_link" text:visited-style-name="Visited_20_Internet_20_Link">https://wiki.videolan.org/Documentation:Modules/x264/</text:a></text:p>
        </text:list-item>
      </text:list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4:55:54.995764816</meta:creation-date>
    <dc:date>2024-06-18T16:52:24.218363090</dc:date>
    <meta:editing-duration>PT13H13M51S</meta:editing-duration>
    <meta:editing-cycles>179</meta:editing-cycles>
    <meta:generator>LibreOffice/7.6.7.2$Linux_X86_64 LibreOffice_project/60$Build-2</meta:generator>
    <meta:print-date>2024-06-03T17:26:17.496889635</meta:print-date>
    <meta:printed-by>Ficheiros PDF</meta:printed-by>
    <meta:document-statistic meta:table-count="0" meta:image-count="0" meta:object-count="0" meta:page-count="13" meta:paragraph-count="182" meta:word-count="5087" meta:character-count="32749" meta:non-whitespace-character-count="27791"/>
  </office:meta>
</office:document-meta>
</file>